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60pt" officeooo:paragraph-rsid="00023590" style:font-size-asian="60pt" style:font-size-complex="60pt"/>
    </style:style>
    <style:style style:name="T1" style:family="text"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22222" loext:opacity="100%" style:font-name="Arial" fo:letter-spacing="normal" fo:font-style="normal" fo:font-weight="normal"/>
    </style:style>
    <style:style style:name="T3" style:family="text">
      <style:text-properties fo:font-variant="normal" fo:text-transform="none" fo:color="#222222" loext:opacity="100%" style:font-name="Arial" fo:letter-spacing="normal" fo:font-style="normal" fo:font-weight="normal" officeooo:rsid="000235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Miejsce prywatne - wykupione.</text:span></text:p>
      <text:p text:style-name="P1"><text:span text:style-name="T3"/></text:p>
      <text:p text:style-name="P1"><text:span text:style-name="T3">P</text:span><text:span text:style-name="T2">roszę nie parkować. </text:span></text:p>
      <text:p text:style-name="P1"><text:span text:style-name="T2"/></text:p>
      <text:p text:style-name="P1"><text:span text:style-name="T2">GROZI ODHOLOWANIEM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6T15:14:26.088000000</meta:creation-date>
    <dc:date>2023-04-26T15:15:53.660000000</dc:date>
    <meta:editing-duration>PT1M27S</meta:editing-duration>
    <meta:editing-cycles>1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3" meta:word-count="9" meta:character-count="69" meta:non-whitespace-character-count="61"/>
  </office:meta>
</office:document-meta>
</file>